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9pt" officeooo:rsid="00009f39" officeooo:paragraph-rsid="00009f39" style:font-size-asian="9pt" style:font-size-complex="9pt"/>
    </style:style>
    <style:style style:name="P2" style:family="paragraph" style:parent-style-name="Text_20_body">
      <style:paragraph-properties fo:margin-top="0cm" fo:margin-bottom="0.353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3">
      <loext:graphic-properties draw:fill="none" draw:fill-color="#ffffff"/>
      <style:paragraph-properties fo:margin-top="0cm" fo:margin-bottom="0.353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4">
      <loext:graphic-properties draw:fill="none" draw:fill-color="#ffffff"/>
      <style:paragraph-properties fo:margin-top="0cm" fo:margin-bottom="0.353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5">
      <loext:graphic-properties draw:fill="none" draw:fill-color="#ffffff"/>
      <style:paragraph-properties fo:margin-top="0cm" fo:margin-bottom="0.353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6">
      <loext:graphic-properties draw:fill="none" draw:fill-color="#ffffff"/>
      <style:paragraph-properties fo:margin-top="0cm" fo:margin-bottom="0.353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7">
      <loext:graphic-properties draw:fill="none" draw:fill-color="#ffffff"/>
      <style:paragraph-properties fo:margin-top="0cm" fo:margin-bottom="0.353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.353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8">
      <loext:graphic-properties draw:fill="none" draw:fill-color="#ffffff"/>
      <style:paragraph-properties fo:margin-top="0cm" fo:margin-bottom="0.353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9">
      <loext:graphic-properties draw:fill="none" draw:fill-color="#ffffff"/>
      <style:paragraph-properties fo:margin-top="0cm" fo:margin-bottom="0.353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0">
      <loext:graphic-properties draw:fill="none" draw:fill-color="#ffffff"/>
      <style:paragraph-properties fo:margin-top="0cm" fo:margin-bottom="0.353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.353cm" loext:contextual-spacing="false" fo:line-height="120%" style:writing-mode="lr-tb"/>
    </style:style>
    <style:style style:name="P1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P19" style:family="paragraph" style:parent-style-name="Text_20_body">
      <loext:graphic-properties draw:fill="solid" draw:fill-color="#ffffff" draw:opacity="100%"/>
      <style:paragraph-properties fo:margin-top="0cm" fo:margin-bottom="0cm" loext:contextual-spacing="false" fo:line-height="120%" fo:background-color="#ffffff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cm" loext:contextual-spacing="false" fo:line-height="120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left="1.27cm" fo:margin-right="0cm" fo:margin-top="0cm" fo:margin-bottom="0.353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1">
      <loext:graphic-properties draw:fill="none" draw:fill-color="#ffffff"/>
      <style:paragraph-properties fo:margin-left="1.27cm" fo:margin-right="0cm" fo:margin-top="0cm" fo:margin-bottom="0.353cm" loext:contextual-spacing="false" fo:line-height="120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9pt" fo:font-style="normal" style:text-underline-style="none" fo:font-weight="normal" style:text-blinking="false" fo:background-color="transparent" loext:char-shading-value="0"/>
    </style:style>
    <text:list-style style:name="L1">
      <text:list-level-style-number text:level="1" text:style-name="Numbering_20_Symbols" style:num-suffix=")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)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)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)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)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)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)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)" style:num-format="A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aaecbaf3-7fff-39e6-06ab-753ff67f90f4"/>---SORULAR---</text:p>
      <text:p text:style-name="P2">1-)Aşağıdakilerden   hangisi Native uygulama geliştirme ortamı değildir?</text:p>
      <text:list xml:id="list602543808" text:style-name="L1">
        <text:list-item>
          <text:p text:style-name="P22">Xamarin</text:p>
        </text:list-item>
        <text:list-item>
          <text:p text:style-name="P22">Android Studio </text:p>
        </text:list-item>
        <text:list-item>
          <text:p text:style-name="P22">Netbeans </text:p>
        </text:list-item>
        <text:list-item>
          <text:p text:style-name="P22">Xcode </text:p>
        </text:list-item>
        <text:list-item>
          <text:p text:style-name="P24">Eclipse</text:p>
        </text:list-item>
      </text:list>
      <text:p text:style-name="P23">Cevap : A</text:p>
      <text:p text:style-name="P2">2-)Aşağıdakilerden hangisi Hybrid uygulama geliştirme kitlerinden biri değildir?</text:p>
      <text:list xml:id="list889808591" text:style-name="L10">
        <text:list-item>
          <text:p text:style-name="P21">Xamarin</text:p>
        </text:list-item>
        <text:list-item>
          <text:p text:style-name="P21">Cordova </text:p>
        </text:list-item>
        <text:list-item>
          <text:p text:style-name="P21">Eclipse </text:p>
        </text:list-item>
        <text:list-item>
          <text:p text:style-name="P21">React Native </text:p>
        </text:list-item>
        <text:list-item>
          <text:p text:style-name="P11">Ionic</text:p>
        </text:list-item>
      </text:list>
      <text:p text:style-name="P2">Cevap : C</text:p>
      <text:p text:style-name="P2">3-)Aşağıdakilerden hangisi mobil uygulama geliştirmede fikir üretme aşamasında dikkat edilmesi gereken hususlardan biri değildir ?</text:p>
      <text:list xml:id="list392576950" text:style-name="L3">
        <text:list-item>
          <text:p text:style-name="P13">Fikrin özgün olması.</text:p>
        </text:list-item>
        <text:list-item>
          <text:p text:style-name="P13">Fikrin uygulanabilir olması.</text:p>
        </text:list-item>
        <text:list-item>
          <text:p text:style-name="P13">Fikrin talep görmeyecek bir şey olması.</text:p>
        </text:list-item>
        <text:list-item>
          <text:p text:style-name="P13">Fikrin bir ihtiyacı karşılayabilmesi.</text:p>
        </text:list-item>
        <text:list-item>
          <text:p text:style-name="P3">Fikrin bir sorunu çözmesi.</text:p>
        </text:list-item>
      </text:list>
      <text:p text:style-name="P2">Cevap : C</text:p>
      <text:p text:style-name="P2">4-)Aşağıdakilerden hangisi mobil uygulama geliştirme basamaklarından biri değildir ?</text:p>
      <text:list xml:id="list2846573374" text:style-name="L4">
        <text:list-item>
          <text:p text:style-name="P14">Araştırma</text:p>
        </text:list-item>
        <text:list-item>
          <text:p text:style-name="P14">Tasarım</text:p>
        </text:list-item>
        <text:list-item>
          <text:p text:style-name="P14">Test</text:p>
        </text:list-item>
        <text:list-item>
          <text:p text:style-name="P14">Kesinleştirmek</text:p>
        </text:list-item>
        <text:list-item>
          <text:p text:style-name="P4">Uygulamayı piyasaya sürmek</text:p>
        </text:list-item>
      </text:list>
      <text:p text:style-name="P2">Cevap : E</text:p>
      <text:p text:style-name="P2">5-) Aşağıdakilerden hangisi mobil uygulama geliştirme trendleri arasında sayılmaz ?</text:p>
      <text:list xml:id="list1652234089" text:style-name="L5">
        <text:list-item>
          <text:p text:style-name="P15">IoT</text:p>
        </text:list-item>
        <text:list-item>
          <text:p text:style-name="P15">AR &amp; VR</text:p>
        </text:list-item>
        <text:list-item>
          <text:p text:style-name="P15">Blockhain &amp; Mobil Ticaret</text:p>
        </text:list-item>
        <text:list-item>
          <text:p text:style-name="P15">Yapay Zeka ve Makine Öğrenimi</text:p>
        </text:list-item>
        <text:list-item>
          <text:p text:style-name="P5">Konsol Uygulamaları</text:p>
        </text:list-item>
      </text:list>
      <text:p text:style-name="P2">Cevap : E</text:p>
      <text:p text:style-name="Text_20_body"/>
      <text:p text:style-name="P2"/>
      <text:p text:style-name="P2"/>
      <text:p text:style-name="P2"><text:soft-page-break/>6-)Aşağıda yazılan ifadelerden hangisi Native uygulamaların özelliklerinden değildir ?</text:p>
      <text:list xml:id="list2130103820" text:style-name="L6">
        <text:list-item>
          <text:p text:style-name="P16">Platforma ayrı ayrı geliştirilmesi.</text:p>
        </text:list-item>
        <text:list-item>
          <text:p text:style-name="P16">Platforma ayrı ayrı geliştirilmesi.</text:p>
        </text:list-item>
        <text:list-item>
          <text:p text:style-name="P16">Tasarımının diğer yöntemlerden daha iyi olması.</text:p>
        </text:list-item>
        <text:list-item>
          <text:p text:style-name="P16">Maliyetinin düşük olması.</text:p>
        </text:list-item>
        <text:list-item>
          <text:p text:style-name="P6">Uyum sorunu yaşamaması.</text:p>
        </text:list-item>
      </text:list>
      <text:p text:style-name="P2">Cevap : D</text:p>
      <text:p text:style-name="Text_20_body"/>
      <text:p text:style-name="P2">7-)Aşağıda yazılan ifadelerden hangisi Hybrid uygulamaların özelliklerinden değildir ?</text:p>
      <text:list xml:id="list2059858569" text:style-name="L7">
        <text:list-item>
          <text:p text:style-name="P17">Uyum sorunu yaşaması.</text:p>
        </text:list-item>
        <text:list-item>
          <text:p text:style-name="P17">Geliştirilmesi daha kolay olması.</text:p>
        </text:list-item>
        <text:list-item>
          <text:p text:style-name="P17">Maliyetinin düşük olması.</text:p>
        </text:list-item>
        <text:list-item>
          <text:p text:style-name="P17">Platforma özgü olmaması.</text:p>
        </text:list-item>
        <text:list-item>
          <text:p text:style-name="P7">Platforma ayrı ayrı geliştirilmesi.</text:p>
        </text:list-item>
      </text:list>
      <text:p text:style-name="P2">Cevap: E</text:p>
      <text:p text:style-name="Text_20_body"/>
      <text:p text:style-name="P8">8-)”Uygulama ile alakalı düşünülen, akla gelen her şeyin bir kâğıda dökülmesi ve daha sonrasında toplanmasıdır.”</text:p>
      <text:p text:style-name="P2">Yukarıdaki tanım aşağıdakilerden hangi kavrama aittir ?</text:p>
      <text:list xml:id="list2660971831" text:style-name="L8">
        <text:list-item>
          <text:p text:style-name="P18">Fikir Üretmek</text:p>
        </text:list-item>
        <text:list-item>
          <text:p text:style-name="P18">Kesinleştirme</text:p>
        </text:list-item>
        <text:list-item>
          <text:p text:style-name="P18">Araştırma</text:p>
        </text:list-item>
        <text:list-item>
          <text:p text:style-name="P18">Geliştirme Yaklaşımını Belirlemek</text:p>
        </text:list-item>
        <text:list-item>
          <text:p text:style-name="P9">Freewriting</text:p>
        </text:list-item>
      </text:list>
      <text:p text:style-name="P1">Cevap : E</text:p>
      <text:p text:style-name="P2">9-)Akıllı cihazların birbiriyle iletişime geçmesini sağlayan teknoloji aşağıdakilerden hangisidir? </text:p>
      <text:p text:style-name="P19">A) Blockhain </text:p>
      <text:p text:style-name="P19">B) IoT </text:p>
      <text:p text:style-name="P19">C) Cloud </text:p>
      <text:p text:style-name="P19">D) Yapay Zeka ve Makine Öğrenimi</text:p>
      <text:p text:style-name="P19">E) AR &amp; VR</text:p>
      <text:p text:style-name="Text_20_body"/>
      <text:p text:style-name="P2">Cevap: B</text:p>
      <text:p text:style-name="P2">10-)Aşağıdakilerden hangisi mobil ödemelerde güvenliği sağlayan teknolojidir?.</text:p>
      <text:list xml:id="list2185433527" text:style-name="L9">
        <text:list-item>
          <text:p text:style-name="P20">Yapay Zeka ve Makine Öğrenimi</text:p>
        </text:list-item>
        <text:list-item>
          <text:p text:style-name="P20">IoT</text:p>
        </text:list-item>
        <text:list-item>
          <text:p text:style-name="P20">Blockhain</text:p>
        </text:list-item>
        <text:list-item>
          <text:p text:style-name="P20">AR &amp; VR</text:p>
        </text:list-item>
        <text:list-item>
          <text:p text:style-name="P10">Giyilebilir teknoloji</text:p>
        </text:list-item>
      </text:list>
      <text:p text:style-name="P12"><text:span text:style-name="T1">Cevap : C</text:span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19-12-30T18:23:43.400000000</dc:date>
    <meta:editing-duration>PT1M48S</meta:editing-duration>
    <meta:editing-cycles>1</meta:editing-cycles>
    <meta:document-statistic meta:table-count="0" meta:image-count="0" meta:object-count="0" meta:page-count="2" meta:paragraph-count="72" meta:word-count="307" meta:character-count="2057" meta:non-whitespace-character-count="1855"/>
  </office:meta>
</office:document-meta>
</file>